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87bd" officeooo:paragraph-rsid="000687bd"/>
    </style:style>
    <style:style style:name="P2" style:family="paragraph" style:parent-style-name="Standard">
      <style:text-properties officeooo:rsid="000687bd" officeooo:paragraph-rsid="000713b9"/>
    </style:style>
    <style:style style:name="P3" style:family="paragraph" style:parent-style-name="Standard">
      <style:text-properties officeooo:rsid="000713b9" officeooo:paragraph-rsid="000713b9"/>
    </style:style>
    <style:style style:name="T1" style:family="text">
      <style:text-properties officeooo:rsid="000713b9"/>
    </style:style>
    <style:style style:name="T2" style:family="text">
      <style:text-properties officeooo:rsid="0007dbfc"/>
    </style:style>
    <style:style style:name="T3" style:family="text">
      <style:text-properties officeooo:rsid="00093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ss and shrub removal plots: </text:p>
      <text:p text:style-name="P1"/>
      <text:p text:style-name="P3">Plots were established at random points along transects located in a large grazing exclosure. <text:s/></text:p>
      <text:p text:style-name="P2">Transects were established in areas of the exclosure that were representative of the vegetation composition in the <text:span text:style-name="T1">original </text:span>permanent plots. <text:s/></text:p>
      <text:p text:style-name="P2"/>
      <text:p text:style-name="P2">New plots were established <text:span text:style-name="T1">at</text:span> random points on the transects. <text:s/>Plots <text:span text:style-name="T1">falling on areas with steep hills</text:span>, with greater than 20% cover of rock, with over 10% cover Purshia or Amelenchiar <text:span text:style-name="T1">cover</text:span>, or with <text:span text:style-name="T1">extensive </text:span>animal burrows or ant hills <text:span text:style-name="T1">were excluded</text:span>. <text:s/><text:span text:style-name="T3">Plots were required to </text:span>included at least 5% canopy cover of Artemisia and at least 3% total basal cover of<text:span text:style-name="T1"> </text:span>perennial grasses.</text:p>
      <text:p text:style-name="P1"/>
      <text:p text:style-name="P3">We began removal treatments in the fall of 2011. <text:s/>In the sagebrush removal plots we cut down all Artemisia tripartita within the plots and any A. tripartita located within 50 cm of the edge of the plot. <text:s/>In the grass removal plots we used a sponge to apply <text:span text:style-name="T3">5% </text:span>Roundup (Glyphosate) to <text:span text:style-name="T2">leaves of</text:span> <text:span text:style-name="T2">all </text:span>grass located within the plots and any grass within 50 cm of the edge of the plots. <text:s/><text:span text:style-name="T2">Bromus tectorum, an invasive annual grass was hand weeded from the plots were it occurred. We maintained grass removal plots by re-applying roundup each spring. </text:span></text:p>
      <text:p text:style-name="P3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leinhesselink</meta:initial-creator>
    <meta:creation-date>2016-05-23T16:36:15.190003902</meta:creation-date>
    <dc:date>2016-08-17T09:40:28.212884839</dc:date>
    <dc:creator>Andrew Kleinhesselink</dc:creator>
    <meta:editing-duration>PT22M13S</meta:editing-duration>
    <meta:editing-cycles>4</meta:editing-cycles>
    <meta:generator>LibreOffice/5.0.6.2$Linux_X86_64 LibreOffice_project/00m0$Build-2</meta:generator>
    <meta:document-statistic meta:table-count="0" meta:image-count="0" meta:object-count="0" meta:page-count="1" meta:paragraph-count="6" meta:word-count="200" meta:character-count="1191" meta:non-whitespace-character-count="984"/>
  </office:meta>
</office:document-meta>
</file>